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312" officeooo:paragraph-rsid="0011e312"/>
    </style:style>
    <style:style style:name="P2" style:family="paragraph" style:parent-style-name="Standard">
      <style:text-properties officeooo:rsid="00124fb1" officeooo:paragraph-rsid="00124fb1"/>
    </style:style>
    <style:style style:name="P3" style:family="paragraph" style:parent-style-name="Standard">
      <style:text-properties officeooo:rsid="00163ca6" officeooo:paragraph-rsid="00163ca6"/>
    </style:style>
    <style:style style:name="T1" style:family="text">
      <style:text-properties officeooo:rsid="00124fb1"/>
    </style:style>
    <style:style style:name="T2" style:family="text">
      <style:text-properties officeooo:rsid="001278ae"/>
    </style:style>
    <style:style style:name="T3" style:family="text">
      <style:text-properties officeooo:rsid="00142966"/>
    </style:style>
    <style:style style:name="T4" style:family="text">
      <style:text-properties officeooo:rsid="00163c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er :</text:p>
      <text:p text:style-name="P1">- name</text:p>
      <text:p text:style-name="P1">- age</text:p>
      <text:p text:style-name="P1">- phone</text:p>
      <text:p text:style-name="P1"/>
      <text:p text:style-name="P1"/>
      <text:p text:style-name="P1">product:</text:p>
      <text:p text:style-name="P1">- price </text:p>
      <text:p text:style-name="P1">- name</text:p>
      <text:p text:style-name="P1">- quantity </text:p>
      <text:p text:style-name="P1"/>
      <text:p text:style-name="P3"/>
      <text:p text:style-name="P1"/>
      <text:p text:style-name="P1"/>
      <text:p text:style-name="P1">simple interface with menu to show </text:p>
      <text:p text:style-name="P1">1- for admin </text:p>
      <text:p text:style-name="P1"><text:tab/>1 – add <text:span text:style-name="T3">p</text:span>roduct <text:span text:style-name="T3">and show all products at same time </text:span></text:p>
      <text:p text:style-name="P1"><text:tab/>2 – delete product </text:p>
      <text:p text:style-name="P1"><text:tab/>3 – show total sale for each product by give<text:span text:style-name="T2">n</text:span> id </text:p>
      <text:p text:style-name="P1"><text:tab/>4 – show total sale</text:p>
      <text:p text:style-name="P1"><text:tab/><text:span text:style-name="T1">5 - back</text:span></text:p>
      <text:p text:style-name="P1">2 – for customer </text:p>
      <text:p text:style-name="P1"><text:tab/>when chose customer no 2 let user to enter details <text:span text:style-name="T1">and save it in database</text:span> if full name exist <text:span text:style-name="T1">do not save him again and show him his details and the menu:</text:span></text:p>
      <text:p text:style-name="P2"><text:tab/>1- show products <text:span text:style-name="T4">and next menu </text:span></text:p>
      <text:p text:style-name="P2"><text:tab/><text:tab/>1 – buy a product when chose ask to enter product id <text:span text:style-name="T4">if quantity more than 0 else <text:tab/><text:tab/>show him message the product is sold</text:span></text:p>
      <text:p text:style-name="P2"><text:tab/><text:tab/>2 – back</text:p>
      <text:p text:style-name="P2"><text:tab/>2 – show his bought products each with price and at the end total price </text:p>
      <text:p text:style-name="P2"><text:tab/>3 - back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8:19:41.441079946</meta:creation-date>
    <dc:date>2018-03-06T08:44:13.575245169</dc:date>
    <meta:editing-duration>PT4M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38" meta:character-count="678" meta:non-whitespace-character-count="529"/>
  </office:meta>
</office:document-meta>
</file>